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7cm">
          <draw:text-box>
            <text:p><text:span text:style-name="T1">i</text:span></text:p>
          </draw:text-box>
        </draw:frame>
        <draw:frame draw:style-name="gr3" draw:text-style-name="P2" draw:layer="layout" svg:width="15.406cm" svg:height="8.665cm" svg:x="-0.006cm" svg:y="0.8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24T15:27:56.994867064</dc:date>
    <meta:editing-duration>PT5M17S</meta:editing-duration>
    <meta:editing-cycles>24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07cm" svg:height="8.666cm" xlink:href="." xlink:type="simple" chart:class="chart:scatter" chart:style-name="ch1">
        <chart:plot-area chart:style-name="ch2" chart:data-source-has-labels="both" svg:x="0.308cm" svg:y="0.173cm" svg:width="14.791cm" svg:height="8.32cm">
          <chartooo:coordinate-region svg:x="0.85cm" svg:y="0.372cm" svg:width="14.155cm" svg:height="7.92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